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<text:s/>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5069000" calcext:value-type="float">
            <text:p>15,069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2599000" calcext:value-type="float">
            <text:p>12,599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AM4 Ryzen 5 4600G Box</text:p>
          </table:table-cell>
          <table:table-cell table:style-name="ce198" office:value-type="float" office:value="1518000" calcext:value-type="float">
            <text:p>1,518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271400" calcext:value-type="float">
            <text:p>5,271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SUM([.D4:.D16])-[superbudget.D66]-[superbudget.D68]-[superbudget.D69]-[superbudget.D63]" office:value-type="float" office:value="5271400" calcext:value-type="float">
            <text:p>5,271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4068000" calcext:value-type="float">
            <text:p>4,068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22T14:49:35.145653156</dc:date>
    <meta:editing-duration>P20DT14H54M47S</meta:editing-duration>
    <meta:editing-cycles>1030</meta:editing-cycles>
    <meta:generator>LibreOffice/24.8.4.2$Linux_X86_64 LibreOffice_project/480$Build-2</meta:generator>
    <meta:document-statistic meta:table-count="18" meta:cell-count="1334" meta:object-count="0"/>
  </office:meta>
</office:document-meta>
</file>